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ipping20V1" table:style-name="ta1">
        <table:shapes>
          <draw:frame draw:z-index="0" draw:style-name="gr1" draw:text-style-name="P1" svg:width="637.63pt" svg:height="448.19pt" svg:x="627.82pt" svg:y="15233.33pt">
            <loext:p draw:notify-on-update-of-ranges="clipping20V1.A1:clipping20V1.A1 clipping20V1.A2:clipping20V1.A1191 clipping20V1.B1:clipping20V1.B1 clipping20V1.B2:clipping20V1.B1191 clipping20V1.A1:clipping20V1.A1 clipping20V1.A2:clipping20V1.A1191 clipping20V1.C1:clipping20V1.C1 clipping20V1.C2:clipping20V1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in (V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56281407" calcext:value-type="float">
            <text:p>0.56281407</text:p>
          </table:table-cell>
          <table:table-cell table:number-columns-repeated="2"/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8442211" calcext:value-type="float">
            <text:p>0.88442211</text:p>
          </table:table-cell>
          <table:table-cell table:number-columns-repeated="2"/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12562814" calcext:value-type="float">
            <text:p>1.12562814</text:p>
          </table:table-cell>
          <table:table-cell table:number-columns-repeated="2"/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  <table:table-cell table:number-columns-repeated="2"/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 table:number-columns-repeated="2"/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  <table:table-cell table:number-columns-repeated="2"/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57286432" calcext:value-type="float">
            <text:p>2.57286432</text:p>
          </table:table-cell>
          <table:table-cell table:number-columns-repeated="2"/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33165829" calcext:value-type="float">
            <text:p>2.33165829</text:p>
          </table:table-cell>
          <table:table-cell table:number-columns-repeated="2"/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  <table:table-cell table:number-columns-repeated="2"/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040201" calcext:value-type="float">
            <text:p>0.8040201</text:p>
          </table:table-cell>
          <table:table-cell table:number-columns-repeated="2"/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56281407" calcext:value-type="float">
            <text:p>0.56281407</text:p>
          </table:table-cell>
          <table:table-cell table:number-columns-repeated="2"/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24120603" calcext:value-type="float">
            <text:p>0.24120603</text:p>
          </table:table-cell>
          <table:table-cell table:number-columns-repeated="2"/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80402" calcext:value-type="float">
            <text:p>-0.80402</text:p>
          </table:table-cell>
          <table:table-cell office:value-type="float" office:value="-0.24120603" calcext:value-type="float">
            <text:p>-0.24120603</text:p>
          </table:table-cell>
          <table:table-cell table:number-columns-repeated="2"/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8241206" calcext:value-type="float">
            <text:p>-0.48241206</text:p>
          </table:table-cell>
          <table:table-cell table:number-columns-repeated="2"/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2.613065" calcext:value-type="float">
            <text:p>-2.613065</text:p>
          </table:table-cell>
          <table:table-cell office:value-type="float" office:value="-0.8040201" calcext:value-type="float">
            <text:p>-0.8040201</text:p>
          </table:table-cell>
          <table:table-cell table:number-columns-repeated="2"/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12562814" calcext:value-type="float">
            <text:p>-1.12562814</text:p>
          </table:table-cell>
          <table:table-cell table:number-columns-repeated="2"/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080402" calcext:value-type="float">
            <text:p>-1.6080402</text:p>
          </table:table-cell>
          <table:table-cell table:number-columns-repeated="2"/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1.92964824" calcext:value-type="float">
            <text:p>-1.92964824</text:p>
          </table:table-cell>
          <table:table-cell table:number-columns-repeated="2"/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9246231" calcext:value-type="float">
            <text:p>-2.49246231</text:p>
          </table:table-cell>
          <table:table-cell table:number-columns-repeated="2"/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65326633" calcext:value-type="float">
            <text:p>-2.65326633</text:p>
          </table:table-cell>
          <table:table-cell table:number-columns-repeated="2"/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2160804" calcext:value-type="float">
            <text:p>-3.2160804</text:p>
          </table:table-cell>
          <table:table-cell table:number-columns-repeated="2"/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  <table:table-cell table:number-columns-repeated="2"/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7.437185" calcext:value-type="float">
            <text:p>-7.437185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1.92964824" calcext:value-type="float">
            <text:p>-1.92964824</text:p>
          </table:table-cell>
          <table:table-cell table:number-columns-repeated="2"/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5.62814" calcext:value-type="float">
            <text:p>-5.62814</text:p>
          </table:table-cell>
          <table:table-cell office:value-type="float" office:value="-1.6080402" calcext:value-type="float">
            <text:p>-1.6080402</text:p>
          </table:table-cell>
          <table:table-cell table:number-columns-repeated="2"/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36683417" calcext:value-type="float">
            <text:p>-1.36683417</text:p>
          </table:table-cell>
          <table:table-cell table:number-columns-repeated="2"/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12562814" calcext:value-type="float">
            <text:p>-1.12562814</text:p>
          </table:table-cell>
          <table:table-cell table:number-columns-repeated="2"/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2.81407" calcext:value-type="float">
            <text:p>-2.81407</text:p>
          </table:table-cell>
          <table:table-cell office:value-type="float" office:value="-0.8040201" calcext:value-type="float">
            <text:p>-0.8040201</text:p>
          </table:table-cell>
          <table:table-cell table:number-columns-repeated="2"/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1.809045" calcext:value-type="float">
            <text:p>-1.809045</text:p>
          </table:table-cell>
          <table:table-cell office:value-type="float" office:value="-0.56281407" calcext:value-type="float">
            <text:p>-0.56281407</text:p>
          </table:table-cell>
          <table:table-cell table:number-columns-repeated="2"/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48241206" calcext:value-type="float">
            <text:p>0.48241206</text:p>
          </table:table-cell>
          <table:table-cell table:number-columns-repeated="2"/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72361809" calcext:value-type="float">
            <text:p>0.72361809</text:p>
          </table:table-cell>
          <table:table-cell table:number-columns-repeated="2"/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12562814" calcext:value-type="float">
            <text:p>1.12562814</text:p>
          </table:table-cell>
          <table:table-cell table:number-columns-repeated="2"/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  <table:table-cell table:number-columns-repeated="2"/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  <table:table-cell table:number-columns-repeated="2"/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  <table:table-cell table:number-columns-repeated="2"/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  <table:table-cell table:number-columns-repeated="2"/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  <table:table-cell table:number-columns-repeated="2"/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  <table:table-cell table:number-columns-repeated="2"/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040201" calcext:value-type="float">
            <text:p>0.8040201</text:p>
          </table:table-cell>
          <table:table-cell table:number-columns-repeated="2"/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2.01005" calcext:value-type="float">
            <text:p>2.01005</text:p>
          </table:table-cell>
          <table:table-cell office:value-type="float" office:value="0.56281407" calcext:value-type="float">
            <text:p>0.56281407</text:p>
          </table:table-cell>
          <table:table-cell table:number-columns-repeated="2"/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24120603" calcext:value-type="float">
            <text:p>0.24120603</text:p>
          </table:table-cell>
          <table:table-cell table:number-columns-repeated="2"/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  <table:table-cell table:number-columns-repeated="2"/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56281407" calcext:value-type="float">
            <text:p>-0.56281407</text:p>
          </table:table-cell>
          <table:table-cell table:number-columns-repeated="2"/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-2.613065" calcext:value-type="float">
            <text:p>-2.613065</text:p>
          </table:table-cell>
          <table:table-cell office:value-type="float" office:value="-0.8040201" calcext:value-type="float">
            <text:p>-0.8040201</text:p>
          </table:table-cell>
          <table:table-cell table:number-columns-repeated="2"/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12562814" calcext:value-type="float">
            <text:p>-1.12562814</text:p>
          </table:table-cell>
          <table:table-cell table:number-columns-repeated="2"/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  <table:table-cell table:number-columns-repeated="2"/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080402" calcext:value-type="float">
            <text:p>-1.6080402</text:p>
          </table:table-cell>
          <table:table-cell table:number-columns-repeated="2"/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92964824" calcext:value-type="float">
            <text:p>-1.92964824</text:p>
          </table:table-cell>
          <table:table-cell table:number-columns-repeated="2"/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  <table:table-cell table:number-columns-repeated="2"/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45728643" calcext:value-type="float">
            <text:p>-3.45728643</text:p>
          </table:table-cell>
          <table:table-cell table:number-columns-repeated="2"/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  <table:table-cell table:number-columns-repeated="2"/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9246231" calcext:value-type="float">
            <text:p>-2.49246231</text:p>
          </table:table-cell>
          <table:table-cell table:number-columns-repeated="2"/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7.437185" calcext:value-type="float">
            <text:p>-7.437185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6.633165" calcext:value-type="float">
            <text:p>-6.633165</text:p>
          </table:table-cell>
          <table:table-cell office:value-type="float" office:value="-1.92964824" calcext:value-type="float">
            <text:p>-1.92964824</text:p>
          </table:table-cell>
          <table:table-cell table:number-columns-repeated="2"/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5.62814" calcext:value-type="float">
            <text:p>-5.62814</text:p>
          </table:table-cell>
          <table:table-cell office:value-type="float" office:value="-1.68844221" calcext:value-type="float">
            <text:p>-1.68844221</text:p>
          </table:table-cell>
          <table:table-cell table:number-columns-repeated="2"/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4.623115" calcext:value-type="float">
            <text:p>-4.623115</text:p>
          </table:table-cell>
          <table:table-cell office:value-type="float" office:value="-1.36683417" calcext:value-type="float">
            <text:p>-1.36683417</text:p>
          </table:table-cell>
          <table:table-cell table:number-columns-repeated="2"/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20603015" calcext:value-type="float">
            <text:p>-1.20603015</text:p>
          </table:table-cell>
          <table:table-cell table:number-columns-repeated="2"/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  <table:table-cell table:number-columns-repeated="2"/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56281407" calcext:value-type="float">
            <text:p>-0.56281407</text:p>
          </table:table-cell>
          <table:table-cell table:number-columns-repeated="2"/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0.80402" calcext:value-type="float">
            <text:p>-0.80402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24120603" calcext:value-type="float">
            <text:p>0.24120603</text:p>
          </table:table-cell>
          <table:table-cell table:number-columns-repeated="2"/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48241206" calcext:value-type="float">
            <text:p>0.48241206</text:p>
          </table:table-cell>
          <table:table-cell table:number-columns-repeated="2"/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040201" calcext:value-type="float">
            <text:p>0.8040201</text:p>
          </table:table-cell>
          <table:table-cell table:number-columns-repeated="2"/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52763819" calcext:value-type="float">
            <text:p>1.52763819</text:p>
          </table:table-cell>
          <table:table-cell table:number-columns-repeated="2"/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92964824" calcext:value-type="float">
            <text:p>1.92964824</text:p>
          </table:table-cell>
          <table:table-cell table:number-columns-repeated="2"/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09045226" calcext:value-type="float">
            <text:p>2.09045226</text:p>
          </table:table-cell>
          <table:table-cell table:number-columns-repeated="2"/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  <table:table-cell table:number-columns-repeated="2"/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3.05527638" calcext:value-type="float">
            <text:p>3.05527638</text:p>
          </table:table-cell>
          <table:table-cell table:number-columns-repeated="2"/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 table:number-columns-repeated="2"/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29648241" calcext:value-type="float">
            <text:p>3.29648241</text:p>
          </table:table-cell>
          <table:table-cell table:number-columns-repeated="2"/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1407035" calcext:value-type="float">
            <text:p>2.81407035</text:p>
          </table:table-cell>
          <table:table-cell table:number-columns-repeated="2"/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  <table:table-cell table:number-columns-repeated="2"/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5.829145" calcext:value-type="float">
            <text:p>5.829145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20603015" calcext:value-type="float">
            <text:p>1.20603015</text:p>
          </table:table-cell>
          <table:table-cell table:number-columns-repeated="2"/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88442211" calcext:value-type="float">
            <text:p>0.88442211</text:p>
          </table:table-cell>
          <table:table-cell table:number-columns-repeated="2"/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2.01005" calcext:value-type="float">
            <text:p>2.01005</text:p>
          </table:table-cell>
          <table:table-cell office:value-type="float" office:value="0.64321608" calcext:value-type="float">
            <text:p>0.64321608</text:p>
          </table:table-cell>
          <table:table-cell table:number-columns-repeated="2"/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80402" calcext:value-type="float">
            <text:p>-0.80402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8241206" calcext:value-type="float">
            <text:p>-0.48241206</text:p>
          </table:table-cell>
          <table:table-cell table:number-columns-repeated="2"/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2.613065" calcext:value-type="float">
            <text:p>-2.613065</text:p>
          </table:table-cell>
          <table:table-cell office:value-type="float" office:value="-0.72361809" calcext:value-type="float">
            <text:p>-0.72361809</text:p>
          </table:table-cell>
          <table:table-cell table:number-columns-repeated="2"/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12562814" calcext:value-type="float">
            <text:p>-1.12562814</text:p>
          </table:table-cell>
          <table:table-cell table:number-columns-repeated="2"/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  <table:table-cell table:number-columns-repeated="2"/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52763819" calcext:value-type="float">
            <text:p>-1.52763819</text:p>
          </table:table-cell>
          <table:table-cell table:number-columns-repeated="2"/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45728643" calcext:value-type="float">
            <text:p>-3.45728643</text:p>
          </table:table-cell>
          <table:table-cell table:number-columns-repeated="2"/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9246231" calcext:value-type="float">
            <text:p>-2.49246231</text:p>
          </table:table-cell>
          <table:table-cell table:number-columns-repeated="2"/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7.437185" calcext:value-type="float">
            <text:p>-7.437185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2.01005025" calcext:value-type="float">
            <text:p>-2.01005025</text:p>
          </table:table-cell>
          <table:table-cell table:number-columns-repeated="2"/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5.62814" calcext:value-type="float">
            <text:p>-5.62814</text:p>
          </table:table-cell>
          <table:table-cell office:value-type="float" office:value="-1.76884422" calcext:value-type="float">
            <text:p>-1.76884422</text:p>
          </table:table-cell>
          <table:table-cell table:number-columns-repeated="2"/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4.623115" calcext:value-type="float">
            <text:p>-4.623115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12562814" calcext:value-type="float">
            <text:p>-1.12562814</text:p>
          </table:table-cell>
          <table:table-cell table:number-columns-repeated="2"/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2.81407" calcext:value-type="float">
            <text:p>-2.81407</text:p>
          </table:table-cell>
          <table:table-cell office:value-type="float" office:value="-0.88442211" calcext:value-type="float">
            <text:p>-0.88442211</text:p>
          </table:table-cell>
          <table:table-cell table:number-columns-repeated="2"/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56281407" calcext:value-type="float">
            <text:p>-0.56281407</text:p>
          </table:table-cell>
          <table:table-cell table:number-columns-repeated="2"/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  <table:table-cell table:number-columns-repeated="2"/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56281407" calcext:value-type="float">
            <text:p>0.56281407</text:p>
          </table:table-cell>
          <table:table-cell table:number-columns-repeated="2"/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72361809" calcext:value-type="float">
            <text:p>0.72361809</text:p>
          </table:table-cell>
          <table:table-cell table:number-columns-repeated="2"/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52763819" calcext:value-type="float">
            <text:p>1.52763819</text:p>
          </table:table-cell>
          <table:table-cell table:number-columns-repeated="2"/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  <table:table-cell table:number-columns-repeated="2"/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  <table:table-cell table:number-columns-repeated="2"/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  <table:table-cell table:number-columns-repeated="2"/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30653266" calcext:value-type="float">
            <text:p>5.30653266</text:p>
          </table:table-cell>
          <table:table-cell table:number-columns-repeated="2"/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61809045" calcext:value-type="float">
            <text:p>3.61809045</text:p>
          </table:table-cell>
          <table:table-cell table:number-columns-repeated="2"/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97487437" calcext:value-type="float">
            <text:p>2.97487437</text:p>
          </table:table-cell>
          <table:table-cell table:number-columns-repeated="2"/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25125628" calcext:value-type="float">
            <text:p>2.25125628</text:p>
          </table:table-cell>
          <table:table-cell table:number-columns-repeated="2"/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  <table:table-cell table:number-columns-repeated="2"/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5.829145" calcext:value-type="float">
            <text:p>5.829145</text:p>
          </table:table-cell>
          <table:table-cell office:value-type="float" office:value="1.68844221" calcext:value-type="float">
            <text:p>1.68844221</text:p>
          </table:table-cell>
          <table:table-cell table:number-columns-repeated="2"/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44723618" calcext:value-type="float">
            <text:p>1.44723618</text:p>
          </table:table-cell>
          <table:table-cell table:number-columns-repeated="2"/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12562814" calcext:value-type="float">
            <text:p>1.12562814</text:p>
          </table:table-cell>
          <table:table-cell table:number-columns-repeated="2"/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88442211" calcext:value-type="float">
            <text:p>0.88442211</text:p>
          </table:table-cell>
          <table:table-cell table:number-columns-repeated="2"/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2.01005" calcext:value-type="float">
            <text:p>2.01005</text:p>
          </table:table-cell>
          <table:table-cell office:value-type="float" office:value="0.56281407" calcext:value-type="float">
            <text:p>0.56281407</text:p>
          </table:table-cell>
          <table:table-cell table:number-columns-repeated="2"/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8241206" calcext:value-type="float">
            <text:p>-0.48241206</text:p>
          </table:table-cell>
          <table:table-cell table:number-columns-repeated="2"/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8442211" calcext:value-type="float">
            <text:p>-0.88442211</text:p>
          </table:table-cell>
          <table:table-cell table:number-columns-repeated="2"/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12562814" calcext:value-type="float">
            <text:p>-1.12562814</text:p>
          </table:table-cell>
          <table:table-cell table:number-columns-repeated="2"/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36683417" calcext:value-type="float">
            <text:p>-1.36683417</text:p>
          </table:table-cell>
          <table:table-cell table:number-columns-repeated="2"/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080402" calcext:value-type="float">
            <text:p>-1.6080402</text:p>
          </table:table-cell>
          <table:table-cell table:number-columns-repeated="2"/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  <table:table-cell table:number-columns-repeated="2"/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45728643" calcext:value-type="float">
            <text:p>-3.45728643</text:p>
          </table:table-cell>
          <table:table-cell table:number-columns-repeated="2"/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  <table:table-cell table:number-columns-repeated="2"/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49246231" calcext:value-type="float">
            <text:p>-2.49246231</text:p>
          </table:table-cell>
          <table:table-cell table:number-columns-repeated="2"/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-7.437185" calcext:value-type="float">
            <text:p>-7.437185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-6.633165" calcext:value-type="float">
            <text:p>-6.633165</text:p>
          </table:table-cell>
          <table:table-cell office:value-type="float" office:value="-1.92964824" calcext:value-type="float">
            <text:p>-1.92964824</text:p>
          </table:table-cell>
          <table:table-cell table:number-columns-repeated="2"/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5.62814" calcext:value-type="float">
            <text:p>-5.62814</text:p>
          </table:table-cell>
          <table:table-cell office:value-type="float" office:value="-1.76884422" calcext:value-type="float">
            <text:p>-1.76884422</text:p>
          </table:table-cell>
          <table:table-cell table:number-columns-repeated="2"/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20603015" calcext:value-type="float">
            <text:p>-1.20603015</text:p>
          </table:table-cell>
          <table:table-cell table:number-columns-repeated="2"/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96482412" calcext:value-type="float">
            <text:p>-0.96482412</text:p>
          </table:table-cell>
          <table:table-cell table:number-columns-repeated="2"/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  <table:table-cell table:number-columns-repeated="2"/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  <table:table-cell table:number-columns-repeated="2"/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  <table:table-cell table:number-columns-repeated="2"/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48241206" calcext:value-type="float">
            <text:p>0.48241206</text:p>
          </table:table-cell>
          <table:table-cell table:number-columns-repeated="2"/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2.613065" calcext:value-type="float">
            <text:p>2.613065</text:p>
          </table:table-cell>
          <table:table-cell office:value-type="float" office:value="0.8040201" calcext:value-type="float">
            <text:p>0.8040201</text:p>
          </table:table-cell>
          <table:table-cell table:number-columns-repeated="2"/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8643216" calcext:value-type="float">
            <text:p>1.28643216</text:p>
          </table:table-cell>
          <table:table-cell table:number-columns-repeated="2"/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  <table:table-cell table:number-columns-repeated="2"/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  <table:table-cell table:number-columns-repeated="2"/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3.05527638" calcext:value-type="float">
            <text:p>3.05527638</text:p>
          </table:table-cell>
          <table:table-cell table:number-columns-repeated="2"/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9648241" calcext:value-type="float">
            <text:p>3.29648241</text:p>
          </table:table-cell>
          <table:table-cell table:number-columns-repeated="2"/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  <table:table-cell table:number-columns-repeated="2"/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30653266" calcext:value-type="float">
            <text:p>5.30653266</text:p>
          </table:table-cell>
          <table:table-cell table:number-columns-repeated="2"/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 table:number-columns-repeated="2"/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  <table:table-cell table:number-columns-repeated="2"/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25125628" calcext:value-type="float">
            <text:p>2.25125628</text:p>
          </table:table-cell>
          <table:table-cell table:number-columns-repeated="2"/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  <table:table-cell table:number-columns-repeated="2"/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5.829145" calcext:value-type="float">
            <text:p>5.829145</text:p>
          </table:table-cell>
          <table:table-cell office:value-type="float" office:value="1.68844221" calcext:value-type="float">
            <text:p>1.68844221</text:p>
          </table:table-cell>
          <table:table-cell table:number-columns-repeated="2"/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12562814" calcext:value-type="float">
            <text:p>1.12562814</text:p>
          </table:table-cell>
          <table:table-cell table:number-columns-repeated="2"/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88442211" calcext:value-type="float">
            <text:p>0.88442211</text:p>
          </table:table-cell>
          <table:table-cell table:number-columns-repeated="2"/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  <table:table-cell table:number-columns-repeated="2"/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08040201" calcext:value-type="float">
            <text:p>0.08040201</text:p>
          </table:table-cell>
          <table:table-cell table:number-columns-repeated="2"/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  <table:table-cell table:number-columns-repeated="2"/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  <table:table-cell table:number-columns-repeated="2"/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  <table:table-cell table:number-columns-repeated="2"/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  <table:table-cell table:number-columns-repeated="2"/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  <table:table-cell table:number-columns-repeated="2"/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6080402" calcext:value-type="float">
            <text:p>-1.6080402</text:p>
          </table:table-cell>
          <table:table-cell table:number-columns-repeated="2"/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09045226" calcext:value-type="float">
            <text:p>-2.09045226</text:p>
          </table:table-cell>
          <table:table-cell table:number-columns-repeated="2"/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65326633" calcext:value-type="float">
            <text:p>-2.65326633</text:p>
          </table:table-cell>
          <table:table-cell table:number-columns-repeated="2"/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  <table:table-cell table:number-columns-repeated="2"/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26130653" calcext:value-type="float">
            <text:p>-4.26130653</text:p>
          </table:table-cell>
          <table:table-cell table:number-columns-repeated="2"/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160804" calcext:value-type="float">
            <text:p>-3.2160804</text:p>
          </table:table-cell>
          <table:table-cell table:number-columns-repeated="2"/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  <table:table-cell table:number-columns-repeated="2"/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6.633165" calcext:value-type="float">
            <text:p>-6.633165</text:p>
          </table:table-cell>
          <table:table-cell office:value-type="float" office:value="-2.01005025" calcext:value-type="float">
            <text:p>-2.01005025</text:p>
          </table:table-cell>
          <table:table-cell table:number-columns-repeated="2"/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76884422" calcext:value-type="float">
            <text:p>-1.76884422</text:p>
          </table:table-cell>
          <table:table-cell table:number-columns-repeated="2"/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4.623115" calcext:value-type="float">
            <text:p>-4.623115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20603015" calcext:value-type="float">
            <text:p>-1.20603015</text:p>
          </table:table-cell>
          <table:table-cell table:number-columns-repeated="2"/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96482412" calcext:value-type="float">
            <text:p>-0.96482412</text:p>
          </table:table-cell>
          <table:table-cell table:number-columns-repeated="2"/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  <table:table-cell table:number-columns-repeated="2"/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  <table:table-cell table:number-columns-repeated="2"/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 table:number-columns-repeated="2"/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  <table:table-cell table:number-columns-repeated="2"/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2.613065" calcext:value-type="float">
            <text:p>2.613065</text:p>
          </table:table-cell>
          <table:table-cell office:value-type="float" office:value="0.72361809" calcext:value-type="float">
            <text:p>0.72361809</text:p>
          </table:table-cell>
          <table:table-cell table:number-columns-repeated="2"/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36683417" calcext:value-type="float">
            <text:p>1.36683417</text:p>
          </table:table-cell>
          <table:table-cell table:number-columns-repeated="2"/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09045226" calcext:value-type="float">
            <text:p>2.09045226</text:p>
          </table:table-cell>
          <table:table-cell table:number-columns-repeated="2"/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57286432" calcext:value-type="float">
            <text:p>2.57286432</text:p>
          </table:table-cell>
          <table:table-cell table:number-columns-repeated="2"/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  <table:table-cell table:number-columns-repeated="2"/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3.05527638" calcext:value-type="float">
            <text:p>3.05527638</text:p>
          </table:table-cell>
          <table:table-cell table:number-columns-repeated="2"/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9648241" calcext:value-type="float">
            <text:p>3.29648241</text:p>
          </table:table-cell>
          <table:table-cell table:number-columns-repeated="2"/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  <table:table-cell table:number-columns-repeated="2"/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53768844" calcext:value-type="float">
            <text:p>3.53768844</text:p>
          </table:table-cell>
          <table:table-cell table:number-columns-repeated="2"/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89447236" calcext:value-type="float">
            <text:p>2.89447236</text:p>
          </table:table-cell>
          <table:table-cell table:number-columns-repeated="2"/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9246231" calcext:value-type="float">
            <text:p>2.49246231</text:p>
          </table:table-cell>
          <table:table-cell table:number-columns-repeated="2"/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17085427" calcext:value-type="float">
            <text:p>2.17085427</text:p>
          </table:table-cell>
          <table:table-cell table:number-columns-repeated="2"/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1.92964824" calcext:value-type="float">
            <text:p>1.92964824</text:p>
          </table:table-cell>
          <table:table-cell table:number-columns-repeated="2"/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  <table:table-cell table:number-columns-repeated="2"/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44723618" calcext:value-type="float">
            <text:p>1.44723618</text:p>
          </table:table-cell>
          <table:table-cell table:number-columns-repeated="2"/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20603015" calcext:value-type="float">
            <text:p>1.20603015</text:p>
          </table:table-cell>
          <table:table-cell table:number-columns-repeated="2"/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88442211" calcext:value-type="float">
            <text:p>0.88442211</text:p>
          </table:table-cell>
          <table:table-cell table:number-columns-repeated="2"/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56281407" calcext:value-type="float">
            <text:p>0.56281407</text:p>
          </table:table-cell>
          <table:table-cell table:number-columns-repeated="2"/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  <table:table-cell table:number-columns-repeated="2"/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  <table:table-cell table:number-columns-repeated="2"/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  <table:table-cell table:number-columns-repeated="2"/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  <table:table-cell table:number-columns-repeated="2"/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1.04522613" calcext:value-type="float">
            <text:p>-1.04522613</text:p>
          </table:table-cell>
          <table:table-cell table:number-columns-repeated="2"/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 table:number-columns-repeated="2"/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6080402" calcext:value-type="float">
            <text:p>-1.6080402</text:p>
          </table:table-cell>
          <table:table-cell table:number-columns-repeated="2"/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09045226" calcext:value-type="float">
            <text:p>-2.09045226</text:p>
          </table:table-cell>
          <table:table-cell table:number-columns-repeated="2"/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  <table:table-cell table:number-columns-repeated="2"/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61809045" calcext:value-type="float">
            <text:p>-3.61809045</text:p>
          </table:table-cell>
          <table:table-cell table:number-columns-repeated="2"/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  <table:table-cell table:number-columns-repeated="2"/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 table:number-columns-repeated="2"/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45728643" calcext:value-type="float">
            <text:p>-3.45728643</text:p>
          </table:table-cell>
          <table:table-cell table:number-columns-repeated="2"/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160804" calcext:value-type="float">
            <text:p>-3.2160804</text:p>
          </table:table-cell>
          <table:table-cell table:number-columns-repeated="2"/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  <table:table-cell table:number-columns-repeated="2"/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-6.633165" calcext:value-type="float">
            <text:p>-6.633165</text:p>
          </table:table-cell>
          <table:table-cell office:value-type="float" office:value="-2.01005025" calcext:value-type="float">
            <text:p>-2.01005025</text:p>
          </table:table-cell>
          <table:table-cell table:number-columns-repeated="2"/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-5.62814" calcext:value-type="float">
            <text:p>-5.62814</text:p>
          </table:table-cell>
          <table:table-cell office:value-type="float" office:value="-1.76884422" calcext:value-type="float">
            <text:p>-1.76884422</text:p>
          </table:table-cell>
          <table:table-cell table:number-columns-repeated="2"/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20603015" calcext:value-type="float">
            <text:p>-1.20603015</text:p>
          </table:table-cell>
          <table:table-cell table:number-columns-repeated="2"/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  <table:table-cell table:number-columns-repeated="2"/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 table:number-columns-repeated="2"/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  <table:table-cell table:number-columns-repeated="2"/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 table:number-columns-repeated="2"/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  <table:table-cell table:number-columns-repeated="2"/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2.613065" calcext:value-type="float">
            <text:p>2.613065</text:p>
          </table:table-cell>
          <table:table-cell office:value-type="float" office:value="0.8040201" calcext:value-type="float">
            <text:p>0.8040201</text:p>
          </table:table-cell>
          <table:table-cell table:number-columns-repeated="2"/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8643216" calcext:value-type="float">
            <text:p>1.28643216</text:p>
          </table:table-cell>
          <table:table-cell table:number-columns-repeated="2"/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52763819" calcext:value-type="float">
            <text:p>1.52763819</text:p>
          </table:table-cell>
          <table:table-cell table:number-columns-repeated="2"/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  <table:table-cell table:number-columns-repeated="2"/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  <table:table-cell table:number-columns-repeated="2"/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65326633" calcext:value-type="float">
            <text:p>2.65326633</text:p>
          </table:table-cell>
          <table:table-cell table:number-columns-repeated="2"/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  <table:table-cell table:number-columns-repeated="2"/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3.05527638" calcext:value-type="float">
            <text:p>3.05527638</text:p>
          </table:table-cell>
          <table:table-cell table:number-columns-repeated="2"/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160804" calcext:value-type="float">
            <text:p>3.2160804</text:p>
          </table:table-cell>
          <table:table-cell table:number-columns-repeated="2"/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30653266" calcext:value-type="float">
            <text:p>5.30653266</text:p>
          </table:table-cell>
          <table:table-cell table:number-columns-repeated="2"/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9849246" calcext:value-type="float">
            <text:p>3.69849246</text:p>
          </table:table-cell>
          <table:table-cell table:number-columns-repeated="2"/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13567839" calcext:value-type="float">
            <text:p>3.13567839</text:p>
          </table:table-cell>
          <table:table-cell table:number-columns-repeated="2"/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  <table:table-cell table:number-columns-repeated="2"/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9.24623" calcext:value-type="float">
            <text:p>9.24623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  <table:table-cell table:number-columns-repeated="2"/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25125628" calcext:value-type="float">
            <text:p>2.25125628</text:p>
          </table:table-cell>
          <table:table-cell table:number-columns-repeated="2"/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1.92964824" calcext:value-type="float">
            <text:p>1.92964824</text:p>
          </table:table-cell>
          <table:table-cell table:number-columns-repeated="2"/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  <table:table-cell table:number-columns-repeated="2"/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44723618" calcext:value-type="float">
            <text:p>1.44723618</text:p>
          </table:table-cell>
          <table:table-cell table:number-columns-repeated="2"/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 table:number-columns-repeated="2"/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96482412" calcext:value-type="float">
            <text:p>0.96482412</text:p>
          </table:table-cell>
          <table:table-cell table:number-columns-repeated="2"/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  <table:table-cell table:number-columns-repeated="2"/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  <table:table-cell table:number-columns-repeated="2"/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16080402" calcext:value-type="float">
            <text:p>-0.16080402</text:p>
          </table:table-cell>
          <table:table-cell table:number-columns-repeated="2"/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  <table:table-cell table:number-columns-repeated="2"/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  <table:table-cell table:number-columns-repeated="2"/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0.96482412" calcext:value-type="float">
            <text:p>-0.96482412</text:p>
          </table:table-cell>
          <table:table-cell table:number-columns-repeated="2"/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36683417" calcext:value-type="float">
            <text:p>-1.36683417</text:p>
          </table:table-cell>
          <table:table-cell table:number-columns-repeated="2"/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52763819" calcext:value-type="float">
            <text:p>-1.52763819</text:p>
          </table:table-cell>
          <table:table-cell table:number-columns-repeated="2"/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  <table:table-cell table:number-columns-repeated="2"/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29648241" calcext:value-type="float">
            <text:p>-3.29648241</text:p>
          </table:table-cell>
          <table:table-cell table:number-columns-repeated="2"/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  <table:table-cell table:number-columns-repeated="2"/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  <table:table-cell table:number-columns-repeated="2"/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26130653" calcext:value-type="float">
            <text:p>-4.26130653</text:p>
          </table:table-cell>
          <table:table-cell table:number-columns-repeated="2"/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 table:number-columns-repeated="2"/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53768844" calcext:value-type="float">
            <text:p>-3.53768844</text:p>
          </table:table-cell>
          <table:table-cell table:number-columns-repeated="2"/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  <table:table-cell table:number-columns-repeated="2"/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  <table:table-cell table:number-columns-repeated="2"/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73366834" calcext:value-type="float">
            <text:p>-2.73366834</text:p>
          </table:table-cell>
          <table:table-cell table:number-columns-repeated="2"/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49246231" calcext:value-type="float">
            <text:p>-2.49246231</text:p>
          </table:table-cell>
          <table:table-cell table:number-columns-repeated="2"/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6.633165" calcext:value-type="float">
            <text:p>-6.633165</text:p>
          </table:table-cell>
          <table:table-cell office:value-type="float" office:value="-2.01005025" calcext:value-type="float">
            <text:p>-2.01005025</text:p>
          </table:table-cell>
          <table:table-cell table:number-columns-repeated="2"/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  <table:table-cell table:number-columns-repeated="2"/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28643216" calcext:value-type="float">
            <text:p>-1.28643216</text:p>
          </table:table-cell>
          <table:table-cell table:number-columns-repeated="2"/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88442211" calcext:value-type="float">
            <text:p>-0.88442211</text:p>
          </table:table-cell>
          <table:table-cell table:number-columns-repeated="2"/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56281407" calcext:value-type="float">
            <text:p>-0.56281407</text:p>
          </table:table-cell>
          <table:table-cell table:number-columns-repeated="2"/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40201005" calcext:value-type="float">
            <text:p>-0.40201005</text:p>
          </table:table-cell>
          <table:table-cell table:number-columns-repeated="2"/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  <table:table-cell table:number-columns-repeated="2"/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24120603" calcext:value-type="float">
            <text:p>0.24120603</text:p>
          </table:table-cell>
          <table:table-cell table:number-columns-repeated="2"/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  <table:table-cell table:number-columns-repeated="2"/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 table:number-columns-repeated="2"/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1.04522613" calcext:value-type="float">
            <text:p>1.04522613</text:p>
          </table:table-cell>
          <table:table-cell table:number-columns-repeated="2"/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8643216" calcext:value-type="float">
            <text:p>1.28643216</text:p>
          </table:table-cell>
          <table:table-cell table:number-columns-repeated="2"/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6080402" calcext:value-type="float">
            <text:p>1.6080402</text:p>
          </table:table-cell>
          <table:table-cell table:number-columns-repeated="2"/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  <table:table-cell table:number-columns-repeated="2"/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  <table:table-cell table:number-columns-repeated="2"/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4120603" calcext:value-type="float">
            <text:p>2.4120603</text:p>
          </table:table-cell>
          <table:table-cell table:number-columns-repeated="2"/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 table:number-columns-repeated="2"/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  <table:table-cell table:number-columns-repeated="2"/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2.97487437" calcext:value-type="float">
            <text:p>2.97487437</text:p>
          </table:table-cell>
          <table:table-cell table:number-columns-repeated="2"/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160804" calcext:value-type="float">
            <text:p>3.2160804</text:p>
          </table:table-cell>
          <table:table-cell table:number-columns-repeated="2"/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  <table:table-cell table:number-columns-repeated="2"/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  <table:table-cell table:number-columns-repeated="2"/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58291457" calcext:value-type="float">
            <text:p>4.58291457</text:p>
          </table:table-cell>
          <table:table-cell table:number-columns-repeated="2"/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  <table:table-cell table:number-columns-repeated="2"/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 table:number-columns-repeated="2"/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 table:number-columns-repeated="2"/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  <table:table-cell table:number-columns-repeated="2"/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9.24623" calcext:value-type="float">
            <text:p>9.24623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9246231" calcext:value-type="float">
            <text:p>2.49246231</text:p>
          </table:table-cell>
          <table:table-cell table:number-columns-repeated="2"/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25125628" calcext:value-type="float">
            <text:p>2.25125628</text:p>
          </table:table-cell>
          <table:table-cell table:number-columns-repeated="2"/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  <table:table-cell table:number-columns-repeated="2"/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  <table:table-cell table:number-columns-repeated="2"/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44723618" calcext:value-type="float">
            <text:p>1.44723618</text:p>
          </table:table-cell>
          <table:table-cell table:number-columns-repeated="2"/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 table:number-columns-repeated="2"/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96482412" calcext:value-type="float">
            <text:p>0.96482412</text:p>
          </table:table-cell>
          <table:table-cell table:number-columns-repeated="2"/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64321608" calcext:value-type="float">
            <text:p>0.64321608</text:p>
          </table:table-cell>
          <table:table-cell table:number-columns-repeated="2"/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32160804" calcext:value-type="float">
            <text:p>0.32160804</text:p>
          </table:table-cell>
          <table:table-cell table:number-columns-repeated="2"/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 table:number-columns-repeated="2"/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16080402" calcext:value-type="float">
            <text:p>-0.16080402</text:p>
          </table:table-cell>
          <table:table-cell table:number-columns-repeated="2"/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  <table:table-cell table:number-columns-repeated="2"/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  <table:table-cell table:number-columns-repeated="2"/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  <table:table-cell table:number-columns-repeated="2"/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 table:number-columns-repeated="2"/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6080402" calcext:value-type="float">
            <text:p>-1.6080402</text:p>
          </table:table-cell>
          <table:table-cell table:number-columns-repeated="2"/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  <table:table-cell table:number-columns-repeated="2"/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  <table:table-cell table:number-columns-repeated="2"/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29648241" calcext:value-type="float">
            <text:p>-3.29648241</text:p>
          </table:table-cell>
          <table:table-cell table:number-columns-repeated="2"/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  <table:table-cell table:number-columns-repeated="2"/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8090452" calcext:value-type="float">
            <text:p>-4.18090452</text:p>
          </table:table-cell>
          <table:table-cell table:number-columns-repeated="2"/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  <table:table-cell table:number-columns-repeated="2"/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10050251" calcext:value-type="float">
            <text:p>-4.10050251</text:p>
          </table:table-cell>
          <table:table-cell table:number-columns-repeated="2"/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  <table:table-cell table:number-columns-repeated="2"/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 table:number-columns-repeated="2"/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45728643" calcext:value-type="float">
            <text:p>-3.45728643</text:p>
          </table:table-cell>
          <table:table-cell table:number-columns-repeated="2"/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  <table:table-cell table:number-columns-repeated="2"/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3.05527638" calcext:value-type="float">
            <text:p>-3.05527638</text:p>
          </table:table-cell>
          <table:table-cell table:number-columns-repeated="2"/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  <table:table-cell table:number-columns-repeated="2"/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76884422" calcext:value-type="float">
            <text:p>-1.76884422</text:p>
          </table:table-cell>
          <table:table-cell table:number-columns-repeated="2"/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  <table:table-cell table:number-columns-repeated="2"/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20603015" calcext:value-type="float">
            <text:p>-1.20603015</text:p>
          </table:table-cell>
          <table:table-cell table:number-columns-repeated="2"/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88442211" calcext:value-type="float">
            <text:p>-0.88442211</text:p>
          </table:table-cell>
          <table:table-cell table:number-columns-repeated="2"/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 table:number-columns-repeated="2"/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32160804" calcext:value-type="float">
            <text:p>-0.32160804</text:p>
          </table:table-cell>
          <table:table-cell table:number-columns-repeated="2"/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16080402" calcext:value-type="float">
            <text:p>-0.16080402</text:p>
          </table:table-cell>
          <table:table-cell table:number-columns-repeated="2"/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08040201" calcext:value-type="float">
            <text:p>0.08040201</text:p>
          </table:table-cell>
          <table:table-cell table:number-columns-repeated="2"/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0201005" calcext:value-type="float">
            <text:p>0.40201005</text:p>
          </table:table-cell>
          <table:table-cell table:number-columns-repeated="2"/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 table:number-columns-repeated="2"/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  <table:table-cell table:number-columns-repeated="2"/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0603015" calcext:value-type="float">
            <text:p>1.20603015</text:p>
          </table:table-cell>
          <table:table-cell table:number-columns-repeated="2"/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52763819" calcext:value-type="float">
            <text:p>1.52763819</text:p>
          </table:table-cell>
          <table:table-cell table:number-columns-repeated="2"/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  <table:table-cell table:number-columns-repeated="2"/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  <table:table-cell table:number-columns-repeated="2"/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  <table:table-cell table:number-columns-repeated="2"/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 table:number-columns-repeated="2"/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3.05527638" calcext:value-type="float">
            <text:p>3.05527638</text:p>
          </table:table-cell>
          <table:table-cell table:number-columns-repeated="2"/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 table:number-columns-repeated="2"/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 table:number-columns-repeated="2"/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  <table:table-cell table:number-columns-repeated="2"/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26130653" calcext:value-type="float">
            <text:p>4.26130653</text:p>
          </table:table-cell>
          <table:table-cell table:number-columns-repeated="2"/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77889447" calcext:value-type="float">
            <text:p>3.77889447</text:p>
          </table:table-cell>
          <table:table-cell table:number-columns-repeated="2"/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 table:number-columns-repeated="2"/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  <table:table-cell table:number-columns-repeated="2"/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 table:number-columns-repeated="2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  <table:table-cell table:number-columns-repeated="2"/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9.24623" calcext:value-type="float">
            <text:p>9.24623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 table:number-columns-repeated="2"/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25125628" calcext:value-type="float">
            <text:p>2.25125628</text:p>
          </table:table-cell>
          <table:table-cell table:number-columns-repeated="2"/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  <table:table-cell table:number-columns-repeated="2"/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  <table:table-cell table:number-columns-repeated="2"/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44723618" calcext:value-type="float">
            <text:p>1.44723618</text:p>
          </table:table-cell>
          <table:table-cell table:number-columns-repeated="2"/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 table:number-columns-repeated="2"/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88442211" calcext:value-type="float">
            <text:p>0.88442211</text:p>
          </table:table-cell>
          <table:table-cell table:number-columns-repeated="2"/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  <table:table-cell table:number-columns-repeated="2"/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  <table:table-cell table:number-columns-repeated="2"/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 table:number-columns-repeated="2"/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16080402" calcext:value-type="float">
            <text:p>-0.16080402</text:p>
          </table:table-cell>
          <table:table-cell table:number-columns-repeated="2"/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40201005" calcext:value-type="float">
            <text:p>-0.40201005</text:p>
          </table:table-cell>
          <table:table-cell table:number-columns-repeated="2"/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72361809" calcext:value-type="float">
            <text:p>-0.72361809</text:p>
          </table:table-cell>
          <table:table-cell table:number-columns-repeated="2"/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1.04522613" calcext:value-type="float">
            <text:p>-1.04522613</text:p>
          </table:table-cell>
          <table:table-cell table:number-columns-repeated="2"/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  <table:table-cell table:number-columns-repeated="2"/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  <table:table-cell table:number-columns-repeated="2"/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  <table:table-cell table:number-columns-repeated="2"/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  <table:table-cell table:number-columns-repeated="2"/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9447236" calcext:value-type="float">
            <text:p>-2.89447236</text:p>
          </table:table-cell>
          <table:table-cell table:number-columns-repeated="2"/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  <table:table-cell table:number-columns-repeated="2"/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29648241" calcext:value-type="float">
            <text:p>-3.29648241</text:p>
          </table:table-cell>
          <table:table-cell table:number-columns-repeated="2"/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  <table:table-cell table:number-columns-repeated="2"/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77889447" calcext:value-type="float">
            <text:p>-3.77889447</text:p>
          </table:table-cell>
          <table:table-cell table:number-columns-repeated="2"/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  <table:table-cell table:number-columns-repeated="2"/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  <table:table-cell table:number-columns-repeated="2"/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  <table:table-cell table:number-columns-repeated="2"/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42211055" calcext:value-type="float">
            <text:p>-4.42211055</text:p>
          </table:table-cell>
          <table:table-cell table:number-columns-repeated="2"/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  <table:table-cell table:number-columns-repeated="2"/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 table:number-columns-repeated="2"/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45728643" calcext:value-type="float">
            <text:p>-3.45728643</text:p>
          </table:table-cell>
          <table:table-cell table:number-columns-repeated="2"/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160804" calcext:value-type="float">
            <text:p>-3.2160804</text:p>
          </table:table-cell>
          <table:table-cell table:number-columns-repeated="2"/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  <table:table-cell table:number-columns-repeated="2"/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33165829" calcext:value-type="float">
            <text:p>-2.33165829</text:p>
          </table:table-cell>
          <table:table-cell table:number-columns-repeated="2"/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  <table:table-cell table:number-columns-repeated="2"/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76884422" calcext:value-type="float">
            <text:p>-1.76884422</text:p>
          </table:table-cell>
          <table:table-cell table:number-columns-repeated="2"/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0603015" calcext:value-type="float">
            <text:p>-1.20603015</text:p>
          </table:table-cell>
          <table:table-cell table:number-columns-repeated="2"/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  <table:table-cell table:number-columns-repeated="2"/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  <table:table-cell table:number-columns-repeated="2"/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  <table:table-cell table:number-columns-repeated="2"/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  <table:table-cell table:number-columns-repeated="2"/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  <table:table-cell table:number-columns-repeated="2"/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  <table:table-cell table:number-columns-repeated="2"/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 table:number-columns-repeated="2"/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  <table:table-cell table:number-columns-repeated="2"/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8643216" calcext:value-type="float">
            <text:p>1.28643216</text:p>
          </table:table-cell>
          <table:table-cell table:number-columns-repeated="2"/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52763819" calcext:value-type="float">
            <text:p>1.52763819</text:p>
          </table:table-cell>
          <table:table-cell table:number-columns-repeated="2"/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  <table:table-cell table:number-columns-repeated="2"/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9045226" calcext:value-type="float">
            <text:p>2.09045226</text:p>
          </table:table-cell>
          <table:table-cell table:number-columns-repeated="2"/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  <table:table-cell table:number-columns-repeated="2"/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  <table:table-cell table:number-columns-repeated="2"/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  <table:table-cell table:number-columns-repeated="2"/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3.05527638" calcext:value-type="float">
            <text:p>3.05527638</text:p>
          </table:table-cell>
          <table:table-cell table:number-columns-repeated="2"/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 table:number-columns-repeated="2"/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 table:number-columns-repeated="2"/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  <table:table-cell table:number-columns-repeated="2"/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  <table:table-cell table:number-columns-repeated="2"/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  <table:table-cell table:number-columns-repeated="2"/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  <table:table-cell table:number-columns-repeated="2"/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  <table:table-cell table:number-columns-repeated="2"/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  <table:table-cell table:number-columns-repeated="2"/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  <table:table-cell table:number-columns-repeated="2"/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  <table:table-cell table:number-columns-repeated="2"/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42211055" calcext:value-type="float">
            <text:p>4.42211055</text:p>
          </table:table-cell>
          <table:table-cell table:number-columns-repeated="2"/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  <table:table-cell table:number-columns-repeated="2"/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  <table:table-cell table:number-columns-repeated="2"/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  <table:table-cell table:number-columns-repeated="2"/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  <table:table-cell table:number-columns-repeated="2"/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  <table:table-cell table:number-columns-repeated="2"/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  <table:table-cell table:number-columns-repeated="2"/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  <table:table-cell table:number-columns-repeated="2"/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  <table:table-cell table:number-columns-repeated="2"/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73366834" calcext:value-type="float">
            <text:p>2.73366834</text:p>
          </table:table-cell>
          <table:table-cell table:number-columns-repeated="2"/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57286432" calcext:value-type="float">
            <text:p>2.57286432</text:p>
          </table:table-cell>
          <table:table-cell table:number-columns-repeated="2"/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33165829" calcext:value-type="float">
            <text:p>2.33165829</text:p>
          </table:table-cell>
          <table:table-cell table:number-columns-repeated="2"/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  <table:table-cell table:number-columns-repeated="2"/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  <table:table-cell table:number-columns-repeated="2"/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44723618" calcext:value-type="float">
            <text:p>1.44723618</text:p>
          </table:table-cell>
          <table:table-cell table:number-columns-repeated="2"/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  <table:table-cell table:number-columns-repeated="2"/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96482412" calcext:value-type="float">
            <text:p>0.96482412</text:p>
          </table:table-cell>
          <table:table-cell table:number-columns-repeated="2"/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  <table:table-cell table:number-columns-repeated="2"/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0201005" calcext:value-type="float">
            <text:p>0.40201005</text:p>
          </table:table-cell>
          <table:table-cell table:number-columns-repeated="2"/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  <table:table-cell table:number-columns-repeated="2"/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  <table:table-cell table:number-columns-repeated="2"/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40201005" calcext:value-type="float">
            <text:p>-0.40201005</text:p>
          </table:table-cell>
          <table:table-cell table:number-columns-repeated="2"/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72361809" calcext:value-type="float">
            <text:p>-0.72361809</text:p>
          </table:table-cell>
          <table:table-cell table:number-columns-repeated="2"/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  <table:table-cell table:number-columns-repeated="2"/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28643216" calcext:value-type="float">
            <text:p>-1.28643216</text:p>
          </table:table-cell>
          <table:table-cell table:number-columns-repeated="2"/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  <table:table-cell table:number-columns-repeated="2"/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  <table:table-cell table:number-columns-repeated="2"/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  <table:table-cell table:number-columns-repeated="2"/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33165829" calcext:value-type="float">
            <text:p>-2.33165829</text:p>
          </table:table-cell>
          <table:table-cell table:number-columns-repeated="2"/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2.97487437" calcext:value-type="float">
            <text:p>-2.97487437</text:p>
          </table:table-cell>
          <table:table-cell table:number-columns-repeated="2"/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  <table:table-cell table:number-columns-repeated="2"/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45728643" calcext:value-type="float">
            <text:p>-3.45728643</text:p>
          </table:table-cell>
          <table:table-cell table:number-columns-repeated="2"/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  <table:table-cell table:number-columns-repeated="2"/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  <table:table-cell table:number-columns-repeated="2"/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  <table:table-cell table:number-columns-repeated="2"/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50251256" calcext:value-type="float">
            <text:p>-4.50251256</text:p>
          </table:table-cell>
          <table:table-cell table:number-columns-repeated="2"/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  <table:table-cell table:number-columns-repeated="2"/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  <table:table-cell table:number-columns-repeated="2"/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8693467" calcext:value-type="float">
            <text:p>-5.38693467</text:p>
          </table:table-cell>
          <table:table-cell table:number-columns-repeated="2"/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  <table:table-cell table:number-columns-repeated="2"/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  <table:table-cell table:number-columns-repeated="2"/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  <table:table-cell table:number-columns-repeated="2"/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0452261" calcext:value-type="float">
            <text:p>-4.90452261</text:p>
          </table:table-cell>
          <table:table-cell table:number-columns-repeated="2"/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  <table:table-cell table:number-columns-repeated="2"/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  <table:table-cell table:number-columns-repeated="2"/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66331658" calcext:value-type="float">
            <text:p>-4.66331658</text:p>
          </table:table-cell>
          <table:table-cell table:number-columns-repeated="2"/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34170854" calcext:value-type="float">
            <text:p>-4.34170854</text:p>
          </table:table-cell>
          <table:table-cell table:number-columns-repeated="2"/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  <table:table-cell table:number-columns-repeated="2"/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  <table:table-cell table:number-columns-repeated="2"/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  <table:table-cell table:number-columns-repeated="2"/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69849246" calcext:value-type="float">
            <text:p>-3.69849246</text:p>
          </table:table-cell>
          <table:table-cell table:number-columns-repeated="2"/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  <table:table-cell table:number-columns-repeated="2"/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  <table:table-cell table:number-columns-repeated="2"/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3.05527638" calcext:value-type="float">
            <text:p>-3.05527638</text:p>
          </table:table-cell>
          <table:table-cell table:number-columns-repeated="2"/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  <table:table-cell table:number-columns-repeated="2"/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  <table:table-cell table:number-columns-repeated="2"/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  <table:table-cell table:number-columns-repeated="2"/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  <table:table-cell table:number-columns-repeated="2"/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76884422" calcext:value-type="float">
            <text:p>-1.76884422</text:p>
          </table:table-cell>
          <table:table-cell table:number-columns-repeated="2"/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44723618" calcext:value-type="float">
            <text:p>-1.44723618</text:p>
          </table:table-cell>
          <table:table-cell table:number-columns-repeated="2"/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28643216" calcext:value-type="float">
            <text:p>-1.28643216</text:p>
          </table:table-cell>
          <table:table-cell table:number-columns-repeated="2"/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  <table:table-cell table:number-columns-repeated="2"/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72361809" calcext:value-type="float">
            <text:p>-0.72361809</text:p>
          </table:table-cell>
          <table:table-cell table:number-columns-repeated="2"/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MAX([.B2:.B1191])" office:value-type="float" office:value="17.68844" calcext:value-type="float">
            <text:p>17.68844</text:p>
          </table:table-cell>
        </table:table-row>
        <table:table-row table:style-name="ro1">
          <table:table-cell table:number-columns-repeated="4"/>
          <table:table-cell table:formula="of:=MIN([.B2:.B1191])" office:value-type="float" office:value="-17.889445" calcext:value-type="float">
            <text:p>-17.889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39:09.299581732</dc:date>
    <meta:editing-duration>PT9M8S</meta:editing-duration>
    <meta:editing-cycles>1</meta:editing-cycles>
    <meta:document-statistic meta:table-count="1" meta:cell-count="357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95cm" svg:height="15.812cm" xlink:href=".." xlink:type="simple" chart:class="chart:scatter" chart:style-name="ch1">
        <chart:title svg:x="10.37cm" svg:y="0.452cm" chart:style-name="ch2">
          <text:p>Clipping</text:p>
        </chart:title>
        <chart:legend chart:legend-position="end" svg:x="19.907cm" svg:y="7.358cm" style:legend-expansion="high" chart:style-name="ch3"/>
        <chart:plot-area chart:style-name="ch4" table:cell-range-address="clipping20V1.A1:clipping20V1.C1191" chart:data-source-has-labels="row" svg:x="1.46cm" svg:y="1.547cm" svg:width="17.998cm" svg:height="12.968cm">
          <chartooo:coordinate-region svg:x="2.187cm" svg:y="1.746cm" svg:width="16.939cm" svg:height="12.57cm"/>
          <chart:axis chart:dimension="x" chart:name="primary-x" chart:style-name="ch5">
            <chart:title svg:x="9.833cm" svg:y="14.831cm" chart:style-name="ch6">
              <text:p>Time (s)</text:p>
            </chart:title>
          </chart:axis>
          <chart:axis chart:dimension="y" chart:name="primary-y" chart:style-name="ch7">
            <chart:title svg:x="0.451cm" svg:y="8.882cm" chart:style-name="ch8">
              <text:p>Voltage (V)</text:p>
            </chart:title>
            <chart:grid chart:style-name="ch9" chart:class="major"/>
          </chart:axis>
          <chart:series chart:style-name="ch10" chart:values-cell-range-address="clipping20V1.B2:clipping20V1.B1191" chart:label-cell-address="clipping20V1.B1:clipping20V1.B1" chart:class="chart:scatter">
            <chart:domain table:cell-range-address="clipping20V1.A2:clipping20V1.A1191"/>
            <chart:data-point chart:repeated="1190"/>
          </chart:series>
          <chart:series chart:style-name="ch11" chart:values-cell-range-address="clipping20V1.C2:clipping20V1.C1191" chart:label-cell-address="clipping20V1.C1:clipping20V1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V)</text:p>
                <draw:g>
                  <svg:desc>clipping20V1.B1:clipping20V1.B1</svg:desc>
                </draw:g>
              </table:table-cell>
              <table:table-cell office:value-type="string">
                <text:p>Vin (V)</text:p>
                <draw:g>
                  <svg:desc>clipping20V1.C1:clipping20V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ipping20V1.A2:clipping20V1.A1191</svg:desc>
                </draw:g>
              </table:table-cell>
              <table:table-cell office:value-type="float" office:value="-0.201005">
                <text:p>-0.201005</text:p>
                <draw:g>
                  <svg:desc>clipping20V1.B2:clipping20V1.B1191</svg:desc>
                </draw:g>
              </table:table-cell>
              <table:table-cell office:value-type="float" office:value="0">
                <text:p>0</text:p>
                <draw:g>
                  <svg:desc>clipping20V1.C2:clipping20V1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1.809045">
                <text:p>1.80904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2.81407">
                <text:p>2.81407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3.819095">
                <text:p>3.81909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5.62814">
                <text:p>5.62814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6.633165">
                <text:p>6.63316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8.241205">
                <text:p>8.24120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14.47236">
                <text:p>14.47236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16.683415">
                <text:p>16.68341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14.47236">
                <text:p>14.47236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11.25628">
                <text:p>11.25628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9.045225">
                <text:p>9.04522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8.241205">
                <text:p>8.24120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5.62814">
                <text:p>5.62814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4.82412">
                <text:p>4.82412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3.819095">
                <text:p>3.81909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2.81407">
                <text:p>2.81407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1.809045">
                <text:p>1.80904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1.005025">
                <text:p>1.005025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80402">
                <text:p>-0.80402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1.60804">
                <text:p>-1.6080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2.613065">
                <text:p>-2.613065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3.61809">
                <text:p>-3.61809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4.42211">
                <text:p>-4.42211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6.43216">
                <text:p>-6.4321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7.23618">
                <text:p>-7.23618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8.84422">
                <text:p>-8.84422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12.0603">
                <text:p>-12.0603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7.437185">
                <text:p>-7.43718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6.43216">
                <text:p>-6.4321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5.62814">
                <text:p>-5.62814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4.82412">
                <text:p>-4.82412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3.61809">
                <text:p>-3.61809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2.81407">
                <text:p>-2.81407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1.809045">
                <text:p>-1.809045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0.80402">
                <text:p>0.80402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1.809045">
                <text:p>1.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2.81407">
                <text:p>2.81407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3.819095">
                <text:p>3.81909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5.427135">
                <text:p>5.42713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6.43216">
                <text:p>6.43216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7.23618">
                <text:p>7.23618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8.0402">
                <text:p>8.0402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11.25628">
                <text:p>11.25628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6.43216">
                <text:p>6.43216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5.62814">
                <text:p>5.62814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4.82412">
                <text:p>4.82412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4.0201">
                <text:p>4.0201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2.81407">
                <text:p>2.81407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2.01005">
                <text:p>2.0100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1.005025">
                <text:p>1.005025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0.201005">
                <text:p>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-1.60804">
                <text:p>-1.60804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-2.613065">
                <text:p>-2.613065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-3.61809">
                <text:p>-3.61809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-7.23618">
                <text:p>-7.23618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-13.26633">
                <text:p>-13.26633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-16.0804">
                <text:p>-16.0804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-12.0603">
                <text:p>-12.0603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-7.437185">
                <text:p>-7.437185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-6.633165">
                <text:p>-6.63316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-5.62814">
                <text:p>-5.62814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-4.623115">
                <text:p>-4.62311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-2.01005">
                <text:p>-2.01005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80402">
                <text:p>-0.8040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-0.201005">
                <text:p>-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1.005025">
                <text:p>1.005025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1.809045">
                <text:p>1.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2.81407">
                <text:p>2.81407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3.61809">
                <text:p>3.61809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5.427135">
                <text:p>5.42713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6.43216">
                <text:p>6.43216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7.23618">
                <text:p>7.2361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8.241205">
                <text:p>8.24120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10.251255">
                <text:p>10.2512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12.46231">
                <text:p>12.46231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13.065325">
                <text:p>13.06532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13.869345">
                <text:p>13.86934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15.27638">
                <text:p>15.27638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16.683415">
                <text:p>16.68341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17.28643">
                <text:p>17.28643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17.28643">
                <text:p>17.28643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11.457285">
                <text:p>11.45728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10.85427">
                <text:p>10.85427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9.849245">
                <text:p>9.84924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9.045225">
                <text:p>9.04522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8.44221">
                <text:p>8.44221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5.829145">
                <text:p>5.82914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4.82412">
                <text:p>4.82412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3.819095">
                <text:p>3.81909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3.015075">
                <text:p>3.01507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2.01005">
                <text:p>2.0100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0.201005">
                <text:p>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80402">
                <text:p>-0.8040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1.60804">
                <text:p>-1.6080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2.613065">
                <text:p>-2.61306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7.23618">
                <text:p>-7.23618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7.437185">
                <text:p>-7.437185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6.43216">
                <text:p>-6.43216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5.62814">
                <text:p>-5.62814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4.623115">
                <text:p>-4.62311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2.81407">
                <text:p>-2.81407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2.01005">
                <text:p>-2.01005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201005">
                <text:p>-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1.809045">
                <text:p>1.80904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2.81407">
                <text:p>2.81407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3.61809">
                <text:p>3.61809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4.42211">
                <text:p>4.42211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5.427135">
                <text:p>5.42713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7.035175">
                <text:p>7.03517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8.0402">
                <text:p>8.0402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10.251255">
                <text:p>10.25125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13.065325">
                <text:p>13.06532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12.0603">
                <text:p>12.0603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9.849245">
                <text:p>9.84924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9.045225">
                <text:p>9.04522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8.44221">
                <text:p>8.44221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7.63819">
                <text:p>7.63819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5.829145">
                <text:p>5.82914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4.82412">
                <text:p>4.82412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4.0201">
                <text:p>4.0201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3.21608">
                <text:p>3.21608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2.01005">
                <text:p>2.0100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0.201005">
                <text:p>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-1.60804">
                <text:p>-1.6080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-2.41206">
                <text:p>-2.41206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-13.26633">
                <text:p>-13.26633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-8.44221">
                <text:p>-8.44221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-7.437185">
                <text:p>-7.437185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-6.633165">
                <text:p>-6.63316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-5.62814">
                <text:p>-5.62814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-4.82412">
                <text:p>-4.82412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1.809045">
                <text:p>1.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2.613065">
                <text:p>2.613065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3.61809">
                <text:p>3.61809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4.42211">
                <text:p>4.42211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5.427135">
                <text:p>5.42713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7.23618">
                <text:p>7.23618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8.643215">
                <text:p>8.64321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10.251255">
                <text:p>10.2512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13.26633">
                <text:p>13.26633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16.48241">
                <text:p>16.4824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17.68844">
                <text:p>17.6884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14.673365">
                <text:p>14.67336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13.467335">
                <text:p>13.46733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12.86432">
                <text:p>12.86432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9.045225">
                <text:p>9.04522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8.44221">
                <text:p>8.44221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7.63819">
                <text:p>7.63819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5.829145">
                <text:p>5.82914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5.025125">
                <text:p>5.02512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4.0201">
                <text:p>4.0201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3.015075">
                <text:p>3.01507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0.201005">
                <text:p>0.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5.22613">
                <text:p>-5.22613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7.23618">
                <text:p>-7.23618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9.24623">
                <text:p>-9.24623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6.633165">
                <text:p>-6.633165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4.623115">
                <text:p>-4.62311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1.20603">
                <text:p>-1.20603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2.613065">
                <text:p>2.613065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3.61809">
                <text:p>3.61809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4.42211">
                <text:p>4.42211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5.427135">
                <text:p>5.42713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7.23618">
                <text:p>7.2361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7.839195">
                <text:p>7.83919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8.84422">
                <text:p>8.84422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10.251255">
                <text:p>10.2512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15.67839">
                <text:p>15.67839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14.47236">
                <text:p>14.47236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12.261305">
                <text:p>12.26130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10.05025">
                <text:p>10.0502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8.44221">
                <text:p>8.44221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7.63819">
                <text:p>7.63819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6.83417">
                <text:p>6.83417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5.025125">
                <text:p>5.02512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4.0201">
                <text:p>4.0201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3.21608">
                <text:p>3.21608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2.211055">
                <text:p>2.21105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1.407035">
                <text:p>1.40703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-3.21608">
                <text:p>-3.21608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-5.22613">
                <text:p>-5.22613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-16.88442">
                <text:p>-16.8844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-6.633165">
                <text:p>-6.633165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-5.62814">
                <text:p>-5.62814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-4.0201">
                <text:p>-4.0201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-1.20603">
                <text:p>-1.20603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2.613065">
                <text:p>2.613065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3.417085">
                <text:p>3.41708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4.42211">
                <text:p>4.42211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5.22613">
                <text:p>5.22613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8.643215">
                <text:p>8.64321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10.251255">
                <text:p>10.2512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12.46231">
                <text:p>12.46231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13.065325">
                <text:p>13.06532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14.87437">
                <text:p>14.87437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17.28643">
                <text:p>17.28643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15.67839">
                <text:p>15.67839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13.467335">
                <text:p>13.46733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12.86432">
                <text:p>12.86432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10.85427">
                <text:p>10.85427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9.24623">
                <text:p>9.24623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7.63819">
                <text:p>7.63819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6.83417">
                <text:p>6.83417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5.025125">
                <text:p>5.02512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3.21608">
                <text:p>3.21608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1.407035">
                <text:p>1.40703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3.417085">
                <text:p>-3.41708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9.24623">
                <text:p>-9.24623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8.44221">
                <text:p>-8.44221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6.633165">
                <text:p>-6.633165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4.0201">
                <text:p>-4.0201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3.21608">
                <text:p>-3.21608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2.01005">
                <text:p>-2.01005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1.20603">
                <text:p>-1.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.603015">
                <text:p>0.603015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3.417085">
                <text:p>3.41708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4.42211">
                <text:p>4.42211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5.22613">
                <text:p>5.22613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7.839195">
                <text:p>7.83919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10.251255">
                <text:p>10.25125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16.48241">
                <text:p>16.4824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16.683415">
                <text:p>16.68341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16.48241">
                <text:p>16.4824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15.67839">
                <text:p>15.67839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14.673365">
                <text:p>14.67336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9.24623">
                <text:p>9.24623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8.44221">
                <text:p>8.44221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7.63819">
                <text:p>7.63819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5.025125">
                <text:p>5.02512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3.21608">
                <text:p>3.21608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2.41206">
                <text:p>2.41206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1.407035">
                <text:p>1.40703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-0.40201">
                <text:p>-0.4020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-5.22613">
                <text:p>-5.22613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-10.05025">
                <text:p>-10.0502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-6.03015">
                <text:p>-6.03015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-4.0201">
                <text:p>-4.0201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-3.21608">
                <text:p>-3.21608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40201">
                <text:p>-0.4020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0.603015">
                <text:p>0.60301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1.60804">
                <text:p>1.60804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4.42211">
                <text:p>4.42211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5.22613">
                <text:p>5.22613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9.447235">
                <text:p>9.44723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10.251255">
                <text:p>10.25125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14.673365">
                <text:p>14.67336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17.28643">
                <text:p>17.28643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14.07035">
                <text:p>14.0703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13.467335">
                <text:p>13.46733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13.065325">
                <text:p>13.06532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9.24623">
                <text:p>9.24623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7.63819">
                <text:p>7.63819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5.22613">
                <text:p>5.22613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3.417085">
                <text:p>3.41708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40201">
                <text:p>-0.4020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1.20603">
                <text:p>-1.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3.21608">
                <text:p>-3.21608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9.24623">
                <text:p>-9.2462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7.63819">
                <text:p>-7.63819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4.221105">
                <text:p>4.2211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5.22613">
                <text:p>5.22613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6.83417">
                <text:p>6.83417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10.05025">
                <text:p>10.05025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15.27638">
                <text:p>15.27638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9.447235">
                <text:p>9.44723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8.44221">
                <text:p>8.44221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7.63819">
                <text:p>7.63819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5.22613">
                <text:p>5.22613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3.21608">
                <text:p>3.21608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1.60804">
                <text:p>1.60804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-1.20603">
                <text:p>-1.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-4.0201">
                <text:p>-4.0201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-7.63819">
                <text:p>-7.63819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-9.24623">
                <text:p>-9.2462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-10.05025">
                <text:p>-10.0502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-6.03015">
                <text:p>-6.03015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-4.0201">
                <text:p>-4.0201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